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4">
      <style:text-properties fo:language="en" fo:country="US" fo:font-weight="normal" style:font-weight-asian="normal" style:font-weight-complex="normal"/>
    </style:style>
    <style:style style:name="P10" style:family="paragraph" style:parent-style-name="Standard" style:list-style-name="L2">
      <style:text-properties fo:language="en" fo:country="US" fo:font-weight="bold" style:font-weight-asian="bold" style:font-weight-complex="bold"/>
    </style:style>
    <style:style style:name="P11" style:family="paragraph" style:parent-style-name="Standard" style:list-style-name="L3">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053820488"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set of PFSMs,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text:soft-page-break/>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534248346" text:style-name="L2">
        <text:list-item>
          <text:list>
            <text:list-item>
              <text:p text:style-name="P10">uses file system for communication</text:p>
            </text:list-item>
            <text:list-item>
              <text:p text:style-name="P10">posix</text:p>
            </text:list-item>
            <text:list-item>
              <text:p text:style-name="P10">working directory</text:p>
            </text:list-item>
            <text:list-item>
              <text:p text:style-name="P10"/>
            </text:list-item>
          </text:list>
        </text:list-item>
      </text:list>
      <text:list xml:id="list619258676" text:style-name="L3">
        <text:list-item>
          <text:p text:style-name="P11">figure</text:p>
        </text:list-item>
        <text:list-item>
          <text:p text:style-name="P11">variation of consumer-producer problem, FIFO implementation</text:p>
        </text:list-item>
        <text:list-item>
          <text:p text:style-name="P11"/>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of AFF scams, this is often not true.</text:p>
      <text:p text:style-name="P5"><text:soft-page-break/></text:p>
      <text:p text:style-name="Standard"><text:span text:style-name="T4">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text:span text:style-name="T3">john.smith@domain.com</text:span></text:a><text:span text:style-name="T4">”. Therefore, an effective way to keep track of threads is to maintain buckets with all encountered email addresses for each thread. This is illustrated by the pseudocode in [FIGURE].</text:span></text:p>
      <text:p text:style-name="P5"/>
      <text:p text:style-name="P5">[FIGURE - pseudocode]</text:p>
      <text:p text:style-name="P5"/>
      <text:p text:style-name="P5">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p>
      <text:p text:style-name="P5"/>
      <text:p text:style-name="P2">2. Strategies</text:p>
      <text:p text:style-name="P5"/>
      <text:p text:style-name="P5">The agent employs a set of strategies designed to occupy the scammer for as long as possible. These strategies can be divided into two categories – cooperative and non-cooperative. Cooperative strategies are mainly used to gain the scammer's confidence and are accomplished by responding positively to requests. Non-cooperative strategies are used throughout each conversation thread and aim to deflect questions, drive the conversation to a different topic, or elicit extra work from the scammer.</text:p>
      <text:p text:style-name="P5"/>
      <text:p text:style-name="P5">2.1 Cooperative strategies</text:p>
      <text:p text:style-name="P5"/>
      <text:p text:style-name="P5">In our implementation, we use three different cooperative strategies. </text:p>
      <text:p text:style-name="P5"/>
      <text:p text:style-name="P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5"/>
      <text:p text:style-name="P5">Another cooperative strategy involves responding to requests for personal information. As we discussed in [CHAPTER], scammers commonly request personal information as a way to establish a level of trust with the target. If trust is successfully established, the target is considered much more valuable, as it is much more likely to cooperate with future requests. Therefore, a useful strategy for our agent is to respond positively to these requests. If asked, our agent responds to these requests with personal details obtained from the identity generation component. This helps build up the scammer's perception that the agent is a viable target and makes him more invested in the conversation.</text:p>
      <text:p text:style-name="P5"/>
      <text:p text:style-name="P5">The final cooperative strategy is reaffirmation. Reaffirmation is used throughout each conversation thread to restate the agent's interest in the scammer's proposition. It is often used in conjunction with non-cooperative strategies to express that we are still interested in the scheme, despite the setbacks we have introduced. For example, an example of reaffirmation is claiming - “I look forward to working with you to process my winnings” at the end of a message, which introduces some exceptional circumstance.</text:p>
      <text:p text:style-name="P5"><text:soft-page-break/>2.2 Non-cooperative</text:p>
      <text:p text:style-name="P5"/>
      <text:p text:style-name="P5">We use four main non-cooperative strategies in the implementation of our agent.</text:p>
      <text:p text:style-name="P5"/>
      <text:p text:style-name="P5">The first non-cooperative strategy is deflecting questions. As we discussed in [SECTION], answering certain types of questions is beneficial, as it helps establish trust. However, complying with other types of questions can be dangerous or impossible. One example of this are requests for photo identification. Cooperating with these is clearly a bad idea. Instead, we choose to compose excuses – e.g. “I am sorry, but I am bad with computers. Could you tell me how to put a photo in this letter?” This is usually effective at bypassing these questions altogether. Alternatively, the scammer has to spend the time to write a mini tutorial on how to work with email attachments. </text:p>
      <text:p text:style-name="P5"/>
      <text:p text:style-name="P5">Another non-cooperative strategy is asking questions about exceptional circumstances. As we observe in [SECTION], answering questions is difficult. Instead, it is better to ask questions and attempt to drive the conversation. These questions are closely related to the variation of the scam in play and are designed to elicit extra work from the scammer. For example, in the context of a lottery scam, the agent might ask if the winnings are subject to any tax or whether they can be paid out in Australian dollars.</text:p>
      <text:p text:style-name="P5"/>
      <text:p text:style-name="P5">Stories are the third non-cooperative strategy. They are employed in later stages of a conversation and are context independent. The main purpose of stories is to take up the scammer's time by having him read a large chunk of text, following a few initially promising exchanges. Because of this, each story is between 350 and 600 words long. At the end of a story, the scammer is asked whether he can relate to the situation described in the story. By asking him to comment on the content, we ensure he has read the story.</text:p>
      <text:p text:style-name="P5"/>
      <text:p text:style-name="P5">Lastly, our final non-cooperative strategy is to prompt the scammer to resend messages. This behavior is elicited by composing replies that claim the scammer's previous message has been accidentally deleted, is garbled, or has never been received. This strategy has one goal – to force the scammer to look through his email box, find the last message he has sent us, and send it again. It is a very simple way to get the scammer to do extra work.</text:p>
      <text:p text:style-name="P5"/>
      <text:p text:style-name="P5">3. Response generation</text:p>
      <text:p text:style-name="P5"/>
      <text:p text:style-name="P5">Responses are generated from the outputs of the information extraction, identity generation, classification tasks and current conversation state via a multi-layer finite state machine. The process works as follows: the top layer FSM builds a template with placeholders for text snippets or another layer of lower-level probabilistic finite state machines (PFSMs). At the bottom level, all PFSMs generate text. This approach can also be described as top-down text generation.</text:p>
      <text:p text:style-name="P5"/>
      <text:p text:style-name="P5">3.1 Understanding the context</text:p>
      <text:p text:style-name="P5"/>
      <text:p text:style-name="P5">Understanding natural language is a very challenging task. Fortunately, advance fee fraud scams tend to follow a set pattern within a relatively narrow domain ([CHAPTER]). This makes it possible for us to use techniques such as machine learning, pattern matching rules and the conversation state to generate convincing replies.</text:p>
      <text:p text:style-name="P5"/>
      <text:p text:style-name="P5">Two maximum entropy classifiers are central to our effort to understand the contents of an incoming message. The the scam type classifier helps determine which one of the 22 known AFF variations is currently in play. For example, if we are dealing with an instance of a lottery scam, we will use the appropriate lottery PFSMs and text snippets to generate that part of our response. The second classifier helps determine whether the scammer asks us to provide any personal information. If so, <text:soft-page-break/>similarly as before, we will use the appropriate PFSMs and text snippets to generate the paragraph of the response.</text:p>
      <text:p text:style-name="P5"/>
      <text:p text:style-name="P5">Rules are another method we use to understand the context of a message. Rules are specific to each AFF variation and allow us to look for patterns that are strong signals for conversation state. Let us continue with the lottery example – the scam has four distinctive state – persuasion, claim form approved, payment approved, fee requests. Knowing the current state allows us to generate a response with information specific for that state. This helps create the impression of a natural, human response.</text:p>
      <text:p text:style-name="P5"/>
      <text:p text:style-name="P5">Finally, it is not always possible to understand the context of a message through a classifier or rules.</text:p>
      <text:p text:style-name="P5">Where this is not possible, we use the current state of the thread, as determined by the bucketing algorithm, and compose a reply using a non-cooperative strategy. For example, if the current state shows we are in the beginning of a thread, we will use the asking questions PFSM. In later stages, we will pick randomly between prompting the scammer to resend the message or the story strategy.</text:p>
      <text:p text:style-name="P5"/>
      <text:p text:style-name="P5">3.2 Text snippets</text:p>
      <text:p text:style-name="P5"/>
      <text:p text:style-name="P5">We use text snippets in the final states of the PFSMs to generate large paragraphs of text. These text snippets are written ahead of time and are stored in a hierarchical tree data structure. Top-level nodes represent specific scenarios – “photo request”, “lottery”, etc. Scenarios which describe scam variations have another set of mid-level nodes which list all recognized states of the variation. Finally, at the bottom of the tree, leaves contain a set of text snippets associated with </text:p>
      <text:p text:style-name="P5">the parent node. Text snippets are diverse, but usually contain 1-3 sentences, with placeholder variables for conversation-specific information (e.g. the agent's identity). For our prototype system, we have defined 37 nodes and 169 text snippets. Extending the collection of text snippets is easy and requires no changes to the implementation – we simply add the new text snippet files to the file system.</text:p>
      <text:p text:style-name="P5"/>
      <text:p text:style-name="P5">In addition to adding context, text snippets also provide variability to the generated responses. This is accomplished through redundant tree leaves with similar sentiment, but are phrased in different ways. Let us consider the example of </text:p>
      <text:p text:style-name="P5"/>
      <text:p text:style-name="P5"><text:s/>which express similar sentiment, but are phrased differently. Let us consider </text:p>
      <text:p text:style-name="P5"/>
      <text:p text:style-name="P5">y providing multiple tree leaves that express similar sentiment, but </text:p>
      <text:p text:style-name="P5"/>
      <text:p text:style-name="P5">We accomplish this </text:p>
      <text:p text:style-name="P5"/>
      <text:p text:style-name="P5"/>
      <text:p text:style-name="P5"/>
      <text:p text:style-name="P5">Once a tree structure for a scam variation is defined, it is possible to add extra leaves </text:p>
      <text:p text:style-name="P5"/>
      <text:p text:style-name="P5"/>
      <text:p text:style-name="P5">, such as “lottery” or “mystery shopper”, have another set of mid-level nodes which describe all possible states of the scam variation. Finally, tree leaves </text:p>
      <text:p text:style-name="P5"/>
      <text:p text:style-name="P5">Certain scenarios, such as “lottery”, also contain another set of mid-level nodes that represent </text:p>
      <text:p text:style-name="P5"/>
      <text:p text:style-name="P5">Top-level nodes represent common scenarios – e.g. </text:p>
      <text:p text:style-name="P5"/>
      <text:p text:style-name="P5">written ahead of time </text:p>
      <text:list xml:id="list1695453103" text:style-name="L4">
        <text:list-item>
          <text:list>
            <text:list-item>
              <text:p text:style-name="P9"><text:soft-page-break/>what are they. How are they stored. Total.</text:p>
            </text:list-item>
            <text:list-item>
              <text:p text:style-name="P9">how are they useful</text:p>
            </text:list-item>
            <text:list-item>
              <text:p text:style-name="P9">show the combinatorics</text:p>
            </text:list-item>
            <text:list-item>
              <text:p text:style-name="P9">extensible</text:p>
            </text:list-item>
          </text:list>
        </text:list-item>
      </text:list>
      <text:p text:style-name="P5">3.3 Probabilistic finite state machines</text:p>
      <text:p text:style-name="P5"><text:tab/>Top layer FSM – to create the letter format</text:p>
      <text:p text:style-name="P5"><text:tab/>Body PFSM – to decide which strategies to include based on state</text:p>
      <text:p text:style-name="P5"><text:tab/>FSM for PQ</text:p>
      <text:p text:style-name="P5"><text:tab/>FSM for rules</text:p>
      <text:p text:style-name="P5"><text:tab/></text:p>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7T16:42:00</dc:date>
    <dc:creator>Ivan Trendafilov</dc:creator>
    <meta:editing-duration>P2DT4H26M3S</meta:editing-duration>
    <meta:editing-cycles>240</meta:editing-cycles>
    <meta:generator>LibreOffice/3.3$Unix LibreOffice_project/330m19$Build-401</meta:generator>
    <meta:document-statistic meta:table-count="0" meta:image-count="0" meta:object-count="0" meta:page-count="12" meta:paragraph-count="140" meta:word-count="6271" meta:character-count="39136"/>
  </office:meta>
</office:document-meta>
</file>